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text-properties officeooo:paragraph-rsid="000cbaef"/>
    </style:style>
    <style:style style:name="P6" style:family="paragraph" style:parent-style-name="Standard" style:list-style-name="L6"/>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0cbaef"/>
    </style:style>
    <style:style style:name="P10" style:family="paragraph" style:parent-style-name="Standard">
      <style:text-properties officeooo:rsid="000e81cf" officeooo:paragraph-rsid="000e81cf"/>
    </style:style>
    <style:style style:name="P11" style:family="paragraph" style:parent-style-name="Standard">
      <style:text-properties officeooo:paragraph-rsid="000e81cf"/>
    </style:style>
    <style:style style:name="P12" style:family="paragraph" style:parent-style-name="Standard">
      <style:text-properties fo:font-style="italic" officeooo:rsid="000e81cf" officeooo:paragraph-rsid="000e81cf" style:font-style-asian="italic" style:font-style-complex="italic"/>
    </style:style>
    <style:style style:name="P13" style:family="paragraph" style:parent-style-name="Standard">
      <style:text-properties officeooo:paragraph-rsid="000e8782"/>
    </style:style>
    <style:style style:name="P14" style:family="paragraph" style:parent-style-name="Standard" style:list-style-name="L5">
      <style:text-properties officeooo:rsid="000e8782" officeooo:paragraph-rsid="000e8782"/>
    </style:style>
    <style:style style:name="T1" style:family="text">
      <style:text-properties officeooo:rsid="000cbaef"/>
    </style:style>
    <style:style style:name="T2" style:family="text">
      <style:text-properties officeooo:rsid="000e81cf"/>
    </style:style>
    <style:style style:name="T3" style:family="text">
      <style:text-properties fo:font-style="italic" style:font-style-asian="italic" style:font-style-complex="italic"/>
    </style:style>
    <style:style style:name="T4" style:family="text">
      <style:text-properties fo:font-style="italic" officeooo:rsid="000e81cf" style:font-style-asian="italic" style:font-style-complex="italic"/>
    </style:style>
    <style:style style:name="T5" style:family="text">
      <style:text-properties fo:font-style="italic" fo:font-weight="bold" officeooo:rsid="000e81cf" style:font-style-asian="italic" style:font-weight-asian="bold" style:font-style-complex="italic" style:font-weight-complex="bold"/>
    </style:style>
    <style:style style:name="T6" style:family="text">
      <style:text-properties officeooo:rsid="000e87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ndbuch</text:p>
      <text:p text:style-name="Standard"/>
      <text:p text:style-name="P8">1<text:tab/>User</text:p>
      <text:p text:style-name="P8"/>
      <text:p text:style-name="Standard">User, also eingeloggte Besucher der Seite, können neue Akteure erstellen und editieren</text:p>
      <text:p text:style-name="Standard"/>
      <text:list xml:id="list2668955297588791533" text:style-name="L1">
        <text:list-item>
          <text:list>
            <text:list-item>
              <text:p text:style-name="P1">Akteure erstellen</text:p>
              <text:p text:style-name="P1"/>
            </text:list-item>
          </text:list>
        </text:list-item>
      </text:list>
      <text:p text:style-name="Standard"><text:tab/>Als eingeloggter User erscheint bei Klick auf „Akteure“ als erster Eintrag in der Liste <text:tab/>„Neuen Akteur hinzufügen“. Darüber wird das Akteursformular erreicht in dem alle <text:tab/>relevanten Daten einzutragen sind. Name des Akteurs und Emailadresse sind Pflicht!</text:p>
      <text:p text:style-name="Standard"/>
      <text:list xml:id="list8477253078915863293" text:style-name="L2">
        <text:list-item>
          <text:list>
            <text:list-item>
              <text:p text:style-name="P2">Akteur editieren</text:p>
              <text:p text:style-name="P2"/>
            </text:list-item>
          </text:list>
        </text:list-item>
      </text:list>
      <text:p text:style-name="Standard"><text:tab/>Betrachtet man ein Akteursprofil (erreichbar über die Akteursliste), befindet sich am oberen <text:tab/>Rand ein Editierbutton, vorausgesetzt, dass die nötigen Schreibrechte vorhanden sind. Über <text:tab/>diesen kann man einen bestehenden Akteur ändern oder weitere Angaben hinzufügen, sowie <text:tab/>neue Schreibrechte für diesen Akteur vergeben. Für letzteres muss im entsprechenden Feld <text:tab/>der Name, mit dem sich ein User auch einloggt angegeben werden. Sollen mehrere <text:tab/>eingetragen werden, müssen diese mit Komma getrennt werden.</text:p>
      <text:p text:style-name="Standard"><text:tab/>Schreibrechte haben standardmäßig nur der Administrator, alle Redakteure und der Ersteller <text:tab/>eines Akteurs.</text:p>
      <text:p text:style-name="Standard"/>
      <text:p text:style-name="Standard"/>
      <text:p text:style-name="P8">2<text:tab/>Redakteur</text:p>
      <text:p text:style-name="Standard"/>
      <text:p text:style-name="Standard">Ein eingeloggter Besucher, der die Rolle eines Akteurs innehat kann zusätzlich Artikel für das Journal schreiben. Außerdem kann ein Redakteur, genauso wie der Administrator, Akteure editieren. Das ist besonders wichtig für alle Akteure, die von der alten „K.I.L.O.“-Seite übernommen worden, damit diese von den Verantwortlichen editiert werden können</text:p>
      <text:p text:style-name="Standard"><text:tab/></text:p>
      <text:list xml:id="list5711887007581852267" text:style-name="L3">
        <text:list-item>
          <text:list>
            <text:list-item>
              <text:p text:style-name="P3">Artikel schreiben</text:p>
              <text:p text:style-name="P3"/>
            </text:list-item>
          </text:list>
        </text:list-item>
      </text:list>
      <text:p text:style-name="Standard"><text:tab/>Einen neuen Artikel beginnt man mit dem Link „Add Content“ und „Article“. Dieser erhält <text:tab/>einen Titel und kann beliebige „Tags“ erhalten, nach denen sortiert werden kann. Wenn, wie <text:tab/>in der Installationsanleitung empfohlen, ein Editor richtig eingebunden wurde, kann ein Text <text:tab/>wie gewohnt geschrieben und formatiert werden. Zum Schluss lässt sich noch ein Titelbild <text:tab/>für den Artikel hochladen.</text:p>
      <text:p text:style-name="Standard"><text:tab/>Danach folgen einige Einstellungen:</text:p>
      <text:p text:style-name="Standard"/>
      <text:p text:style-name="P9"><text:tab/>„Menu Settings“:<text:tab/><text:tab/>Erzeugt einen Menülink, wird aber nicht benötigt <text:span text:style-name="T1">(da Blog)</text:span> <text:s text:c="6"/></text:p>
      <text:p text:style-name="P9"><text:s text:c="59"/>und sollte daher deaktiviert sein.</text:p>
      <text:p text:style-name="Standard"><text:tab/>„Revision information“:<text:tab/>Hier können Anmerkungen für andere Redakteure hinterlassen <text:tab/><text:tab/><text:tab/><text:tab/><text:tab/>werden</text:p>
      <text:p text:style-name="Standard"><text:tab/>„URL path settings“:<text:tab/><text:tab/>Falls gewünscht, kann hier eine eigener Link benannt werden <text:tab/><text:tab/><text:tab/><text:tab/><text:tab/>auf den Artikel, wird in der Regel aber nicht benötigt.</text:p>
      <text:p text:style-name="Standard"><text:tab/>„Comment Settings“: <text:tab/><text:tab/>Kommentarfunktion aktivieren/deaktivieren.</text:p>
      <text:p text:style-name="Standard"><text:tab/>„Authoring information“:<text:tab/>Möglichkeit, den eigenen Namen sowie Datum und Uhrzeit <text:tab/><text:tab/><text:tab/><text:tab/><text:tab/>einzutragen</text:p>
      <text:p text:style-name="Standard"><text:tab/>„Publishing Options“:<text:tab/>„Published“ (andere können den Artikel lesen), „Promoted to <text:tab/><text:tab/><text:tab/><text:tab/><text:tab/>front page“ (der Artikel erscheint auf der Startseite) und <text:tab/><text:tab/><text:tab/><text:tab/><text:tab/><text:tab/>„Sticky at top of lists“ (Artikel wird immer als erstes <text:tab/><text:soft-page-break/><text:tab/><text:tab/><text:tab/><text:tab/><text:tab/>aufgelistet)</text:p>
      <text:p text:style-name="Standard"><text:tab/>Mit Klick auf „Save“ wird die Arbeit beendet.</text:p>
      <text:p text:style-name="Standard"><text:tab/>Ruft man den eigenen Artikel wieder auf, so kann man über „Edit“ Änderungen vornehmen, <text:tab/>auch an den Einstellungen.</text:p>
      <text:p text:style-name="Standard"/>
      <text:p text:style-name="Standard"/>
      <text:p text:style-name="P8">3<text:tab/>Administrator</text:p>
      <text:p text:style-name="Standard"/>
      <text:p text:style-name="Standard">Ein Administrator kann neben sämtlichen bereits erwähnten Tätigkeiten User freischalten und ihnen Rollen geben, sowie Einstellungen am Slider vornehmen und Daten sichern.</text:p>
      <text:p text:style-name="Standard"/>
      <text:list xml:id="list2319831385908997324" text:style-name="L4">
        <text:list-item>
          <text:list>
            <text:list-item>
              <text:p text:style-name="P4">User Freischalten/Editieren und Rollen vergeben</text:p>
              <text:p text:style-name="P4"/>
            </text:list-item>
          </text:list>
        </text:list-item>
      </text:list>
      <text:p text:style-name="Standard"><text:tab/>Als Administrator erhält man an die hinterlegte Emailadresse Benachrichtigungen, wenn <text:tab/>sich User registrieren. Außerdem findet man unter „People“ eine Übersicht aller User. Einen <text:tab/>neuen User erkennt man daran, dass er den „Status“ „blocked“ und „Last Access“ „never“ <text:tab/>hat. Unter „Member For“ kann man lesen, wie lange bereits auf eine Freischaltung gewartet <text:tab/>wird.</text:p>
      <text:p text:style-name="Standard"/>
      <text:p text:style-name="Standard"><text:tab/>Über „edit“ kann der User unter „Status“ von „Blocked“ auf „Active“ gesetzt werden, <text:tab/>daraufhin erhält der User eine Email mit seinem Passwort.</text:p>
      <text:p text:style-name="Standard"><text:tab/>Auf dieser Seite lassen sich auch alle weiteren Informationen editieren, dies kann aber auch <text:tab/>vom User selber vorgenommen werden, mit Ausnahme von „Status“ und „Roles“.</text:p>
      <text:p text:style-name="Standard"><text:tab/>Unter „Roles“ kann mit einem Häkchen bei „redakteur“ einem User diese Rolle zugewiesen <text:tab/>werden.</text:p>
      <text:p text:style-name="Standard"/>
      <text:p text:style-name="Standard"><text:span text:style-name="T1"><text:s text:c="12"/>3.2 (Unter-)Seite erstellen</text:span></text:p>
      <text:p text:style-name="Standard"/>
      <text:p text:style-name="P10"><text:s text:c="12"/>Als Administrator im Backend <text:span text:style-name="T3">Content &gt; Basis Page</text:span> auswählen. Die Eingabe des Titels und <text:s text:c="6"/></text:p>
      <text:p text:style-name="P10"><text:s text:c="12"/>des Textes erklärt sich von selbst. Im Anschluss sind weiter unten Seiten-interne </text:p>
      <text:p text:style-name="P10"><text:s text:c="13"/>(„meta-“)Einstellungen möglich. Für eine Auflistung dieser inkl. Funktion s.o. </text:p>
      <text:p text:style-name="P10"><text:s text:c="13"/>„Artikelschreiben“.</text:p>
      <text:p text:style-name="P10"/>
      <text:p text:style-name="P10"><text:s text:c="12"/>Wichtig ist in jedem Fall eine Zuteilung der Seite ins Menü: Dafür unter <text:span text:style-name="T3">„menu settings“</text:span> </text:p>
      <text:p text:style-name="P10"><text:s text:c="12"/>ein Häckchen bei <text:span text:style-name="T3">„Provide a menu link“</text:span> setzen, den anzuzeigenden Titel eintragen und </text:p>
      <text:p text:style-name="P10"><text:s text:c="12"/>dann parent item bei „&lt;main menu&gt;“ belassen (Seite erscheint als Menüeintrag) oder einem </text:p>
      <text:p text:style-name="P10"><text:s text:c="12"/>bestehenden Link/Seite unterordnen (Seite erscheint dann zur Auswahl beim übergleiten des </text:p>
      <text:p text:style-name="P10"><text:s text:c="12"/>Menüpunktes mit der Maus).</text:p>
      <text:p text:style-name="P10"/>
      <text:p text:style-name="P10"><text:s text:c="12"/>Problemfall: <text:span text:style-name="T3">Obwohl ich meine Seite einem Menüpunkt untergeordnet habe, wird sie nicht </text:span></text:p>
      <text:p text:style-name="P12"><text:s text:c="12"/>(als Unterseite) im Frontend angezeigt.</text:p>
      <text:p text:style-name="P10"/>
      <text:p text:style-name="P11"><text:span text:style-name="T2"><text:s text:c="12"/>In diesem Fall müssen die Menüeinstellungen angepasst werden. Als Administrator <text:s text:c="14"/></text:span></text:p>
      <text:p text:style-name="P11"><text:span text:style-name="T4"><text:s text:c="12"/>Structure &gt; Menues</text:span><text:span text:style-name="T2"> öffnen. Beim Menü „Main menu“ auf </text:span><text:span text:style-name="T4">„list links“</text:span><text:span text:style-name="T2"> klicken. Den Link mit </text:span></text:p>
      <text:p text:style-name="P11"><text:span text:style-name="T2"><text:s text:c="12"/>der/den entsprechenden problematischen Unterseite(n) heraussuchen und auf </text:span><text:span text:style-name="T4">„edit“</text:span><text:span text:style-name="T2"> klicken. </text:span></text:p>
      <text:p text:style-name="P11"><text:span text:style-name="T2"><text:s text:c="12"/>Ein Häckchen bei</text:span><text:span text:style-name="T4"> „</text:span><text:span text:style-name="T3">Show as expanded“ </text:span><text:span text:style-name="T2">setzen und hoffen, dass nach dem Speichern alles </text:span></text:p>
      <text:p text:style-name="P11"><text:span text:style-name="T2"><text:s text:c="12"/>klappt ;)</text:span></text:p>
      <text:p text:style-name="P10"/>
      <text:p text:style-name="P10"/>
      <text:p text:style-name="P10"/>
      <text:p text:style-name="P10"/>
      <text:p text:style-name="Standard"/>
      <text:list xml:id="list9074845323622005054" text:style-name="L6">
        <text:list-item>
          <text:list>
            <text:list-item>
              <text:p text:style-name="P6"><text:soft-page-break/>Daten sichern</text:p>
              <text:p text:style-name="P6"/>
            </text:list-item>
          </text:list>
        </text:list-item>
      </text:list>
      <text:p text:style-name="Standard"><text:tab/>Eine regelmäßige Datensicherung ist notwendig und unverzichtbar. Neben der Möglichkeit, <text:tab/>die Datenbank und Drupal durch klassische Abbilder und Kopien zu sichern, findet sich <text:tab/>unter <text:a xlink:type="simple" xlink:href="https://www.drupal.org/node/22281" text:style-name="Internet_20_link" text:visited-style-name="Visited_20_Internet_20_Link">https://www.drupal.org/node/22281</text:a> eine ausführliche Anleitung.</text:p>
      <text:p text:style-name="Standard"/>
      <text:p text:style-name="P9"/>
      <text:list xml:id="list1864998915099556264" text:style-name="L5">
        <text:list-item>
          <text:list>
            <text:list-item>
              <text:p text:style-name="P14">Slider-Einstellungen</text:p>
              <text:p text:style-name="P5"/>
            </text:list-item>
          </text:list>
        </text:list-item>
      </text:list>
      <text:p text:style-name="P13"><text:tab/><text:span text:style-name="T2">Der Slider auf der Hauptseite ist beliebig erweiter- bzw. anpassbar. Dies erfolgt auf </text:span></text:p>
      <text:p text:style-name="P13"><text:span text:style-name="T2"><text:s text:c="12"/>manuellem Wege, also nicht via Drupal Backend.</text:span></text:p>
      <text:p text:style-name="P13"/>
      <text:p text:style-name="P13"><text:span text:style-name="T2"><text:s text:c="12"/>Mittels Konsole oder durch hoch- und runterladen via FTP-Client ist die Datei </text:span></text:p>
      <text:p text:style-name="P13"><text:span text:style-name="T4"><text:s text:c="12"/>aae_theme/templates/</text:span><text:span text:style-name="T5">slider_settings.php</text:span><text:span text:style-name="T2"> zu öffnen (Im Ordner „sites/default/themes).</text:span></text:p>
      <text:p text:style-name="P13"><text:span text:style-name="T2"><text:s text:c="12"/>Dort ist eine nähere Erklärung vermerkt – wichtig ist, dass für jeden $sliderx-(Array)-</text:span></text:p>
      <text:p text:style-name="P13"><text:span text:style-name="T2"><text:s text:c="12"/>Unterpunkt ein Slider-Kästchen konstruiert wird.</text:span></text:p>
      <text:p text:style-name="P13"><text:span text:style-name="T2"><text:s text:c="12"/>Dessen Hintergrund kann unter 'image' deklariert werden, wobei der Dateiname einem <text:s/></text:span></text:p>
      <text:p text:style-name="P13"><text:span text:style-name="T2"><text:s text:c="12"/>bereits hochgeladenen Bild im aae_theme/img – Ordner entsprich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00:53:17.20</meta:creation-date>
    <dc:date>2015-07-16T16:10:24.421176432</dc:date>
    <meta:editing-duration>PT12M59S</meta:editing-duration>
    <meta:editing-cycles>2</meta:editing-cycles>
    <meta:generator>LibreOffice/4.4.4.3$Linux_X86_64 LibreOffice_project/40$Build-3</meta:generator>
    <meta:document-statistic meta:table-count="0" meta:image-count="0" meta:object-count="0" meta:page-count="3" meta:paragraph-count="58" meta:word-count="782" meta:character-count="6112" meta:non-whitespace-character-count="4920"/>
  </office:meta>
</office:document-meta>
</file>